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VKHCOH+Helvetica" svg:font-family="VKHCOH+Helvetica"/>
    <style:font-face style:name="BHMFHJ+ArialMT" svg:font-family="BHMFHJ+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4.249cm" style:rel-column-width="16384*"/>
    </style:style>
    <style:style style:name="Tabla1.D" style:family="table-column">
      <style:table-column-properties style:column-width="4.249cm" style:rel-column-width="16383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BHMFHJ+ArialMT" fo:font-size="10pt" style:font-name-asian="BHMFHJ+ArialMT" style:font-size-asian="10pt" style:font-name-complex="BHMFHJ+ArialMT" style:font-size-complex="10pt"/>
    </style:style>
    <style:style style:name="P9" style:family="paragraph" style:parent-style-name="Standard">
      <style:paragraph-properties fo:text-align="start" style:justify-single-word="false" style:text-autospace="none"/>
    </style:style>
    <style:style style:name="P10" style:family="paragraph" style:parent-style-name="Text_20_body">
      <style:text-properties fo:font-weight="normal" style:font-weight-asian="normal" style:font-weight-complex="normal"/>
    </style:style>
    <style:style style:name="P11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12" style:family="paragraph" style:parent-style-name="Text_20_body" style:list-style-name="L1">
      <style:text-properties fo:font-weight="normal" style:font-weight-asian="normal" style:font-weight-complex="normal"/>
    </style:style>
    <style:style style:name="P13" style:family="paragraph" style:parent-style-name="Text_20_body" style:list-style-name="L2">
      <style:text-properties fo:font-weight="normal" style:font-weight-asian="normal" style:font-weight-complex="normal"/>
    </style:style>
    <style:style style:name="P14" style:family="paragraph" style:parent-style-name="Text_20_body" style:list-style-name="L3">
      <style:text-properties fo:font-weight="normal" style:font-weight-asian="normal" style:font-weight-complex="normal"/>
    </style:style>
    <style:style style:name="P15" style:family="paragraph" style:parent-style-name="Text_20_body" style:list-style-name="L4">
      <style:text-properties fo:font-weight="normal" style:font-weight-asian="normal" style:font-weight-complex="normal"/>
    </style:style>
    <style:style style:name="P16" style:family="paragraph" style:parent-style-name="Text_20_body" style:list-style-name="L5">
      <style:text-properties fo:font-weight="normal" style:font-weight-asian="normal" style:font-weight-complex="normal"/>
    </style:style>
    <style:style style:name="P17" style:family="paragraph" style:parent-style-name="Text_20_body" style:list-style-name="L6">
      <style:text-properties fo:font-weight="normal" style:font-weight-asian="normal" style:font-weight-complex="normal"/>
    </style:style>
    <style:style style:name="P18" style:family="paragraph" style:parent-style-name="Text_20_body" style:list-style-name="L7">
      <style:text-properties fo:font-weight="normal" style:font-weight-asian="normal" style:font-weight-complex="normal"/>
    </style:style>
    <style:style style:name="P19" style:family="paragraph" style:parent-style-name="Text_20_body" style:list-style-name="L8">
      <style:text-properties fo:font-weight="normal" style:font-weight-asian="normal" style:font-weight-complex="normal"/>
    </style:style>
    <style:style style:name="P20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21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22" style:family="paragraph" style:parent-style-name="Text_20_body">
      <style:paragraph-properties fo:text-align="justify" style:justify-single-word="false"/>
    </style:style>
    <style:style style:name="P23" style:family="paragraph" style:parent-style-name="Heading_20_1">
      <style:text-properties fo:font-weight="normal" style:font-weight-asian="normal" style:font-weight-complex="normal"/>
    </style:style>
    <style:style style:name="P24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P25" style:family="paragraph" style:parent-style-name="Contents_20_Heading">
      <style:paragraph-properties fo:text-align="center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VKHCOH+Helvetica" fo:font-size="12pt" fo:font-weight="normal" style:font-name-asian="VKHCOH+Helvetica" style:font-size-asian="12pt" style:font-weight-asian="normal" style:font-name-complex="VKHCOH+Helvetica" style:font-size-complex="12pt" style:font-weight-complex="normal"/>
    </style:style>
    <style:style style:name="T3" style:family="text">
      <style:text-properties style:font-name="BHMFHJ+ArialMT"/>
    </style:style>
    <style:style style:name="T4" style:family="text">
      <style:text-properties style:font-name="BHMFHJ+ArialMT" fo:font-size="10pt" style:font-name-asian="BHMFHJ+ArialMT" style:font-size-asian="10pt" style:font-name-complex="BHMFHJ+ArialMT" style:font-size-complex="10pt"/>
    </style:style>
    <style:style style:name="T5" style:family="text">
      <style:text-properties fo:font-size="10pt"/>
    </style:style>
    <style:style style:name="T6" style:family="text">
      <style:text-properties style:font-name-asian="BHMFHJ+ArialMT"/>
    </style:style>
    <style:style style:name="T7" style:family="text">
      <style:text-properties style:font-size-asian="10pt"/>
    </style:style>
    <style:style style:name="T8" style:family="text">
      <style:text-properties style:font-name-complex="BHMFHJ+ArialMT"/>
    </style:style>
    <style:style style:name="T9" style:family="text">
      <style:text-properties style:font-size-complex="10pt"/>
    </style:style>
    <style:style style:name="T10" style:family="text">
      <style:text-properties style:text-underline-style="solid" style:text-underline-width="auto" style:text-underline-color="font-color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finición del proyecto</text:p>
      <text:p text:style-name="P1">Simulador de circuitos lógicos distribuidos</text:p>
      <text:p text:style-name="Standard"/>
      <text:p text:style-name="Standard"/>
      <text:p text:style-name="P2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Índice de contenido1_Head">
            <text:p text:style-name="Contents_20_Heading">Índice de contenido</text:p>
          </text:index-title>
          <text:p text:style-name="P6">Cronograma<text:tab/>2</text:p>
          <text:p text:style-name="P6">División De Tareas<text:tab/>4</text:p>
          <text:p text:style-name="P6">Reporte De Avance<text:tab/>4</text:p>
          <text:p text:style-name="P6">Conclusión<text:tab/>4</text:p>
        </text:index-body>
      </text:table-of-conten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4">Cronograma</text:p>
      <text:p text:style-name="P11"/>
      <text:p text:style-name="P11"/>
      <text:p text:style-name="P11"/>
      <text:p text:style-name="P5">27 Octubre:</text:p>
      <text:p text:style-name="P3"/>
      <text:list xml:id="list318135615" text:style-name="L1">
        <text:list-item>
          <text:p text:style-name="P12">Pantallas</text:p>
        </text:list-item>
        <text:list-item>
          <text:p text:style-name="P12">Diagrama de clases</text:p>
        </text:list-item>
        <text:list-item>
          <text:p text:style-name="P12">División de tareas</text:p>
        </text:list-item>
      </text:list>
      <text:p text:style-name="P3"/>
      <text:p text:style-name="P5">3 Noviembre:</text:p>
      <text:p text:style-name="P5"/>
      <text:list xml:id="list1886311474" text:style-name="L2">
        <text:list-item>
          <text:p text:style-name="P13">Circuito</text:p>
        </text:list-item>
        <text:list-item>
          <text:p text:style-name="P13">Ventana Principal</text:p>
        </text:list-item>
        <text:list-item>
          <text:p text:style-name="P13">Persistencia</text:p>
        </text:list-item>
        <text:list-item>
          <text:p text:style-name="P13">Socket y Thread</text:p>
          <text:p text:style-name="P13"/>
        </text:list-item>
      </text:list>
      <text:p text:style-name="P5">10 Noviembre:</text:p>
      <text:p text:style-name="P5"/>
      <text:list xml:id="list926198266" text:style-name="L3">
        <text:list-item>
          <text:p text:style-name="P14">Simulación</text:p>
        </text:list-item>
        <text:list-item>
          <text:p text:style-name="P14">Pruebas de persistencia</text:p>
        </text:list-item>
        <text:list-item>
          <text:p text:style-name="P14">Dibujar compuertas</text:p>
        </text:list-item>
      </text:list>
      <text:p text:style-name="P3"/>
      <text:p text:style-name="P5">17 Noviembre:</text:p>
      <text:p text:style-name="P3"/>
      <text:list xml:id="list900591662" text:style-name="L4">
        <text:list-item>
          <text:p text:style-name="P15">SOAP</text:p>
        </text:list-item>
        <text:list-item>
          <text:p text:style-name="P15">Modelo cliente</text:p>
        </text:list-item>
        <text:list-item>
          <text:p text:style-name="P15">Funcionalidad compuertas (rotar,mover,etc)</text:p>
        </text:list-item>
        <text:list-item>
          <text:p text:style-name="P15">Tabla lógica</text:p>
          <text:p text:style-name="P15"/>
        </text:list-item>
      </text:list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24 Noviembre:</text:p>
      <text:p text:style-name="P3"/>
      <text:list xml:id="list1544108410" text:style-name="L5">
        <text:list-item>
          <text:p text:style-name="P16">Servidor</text:p>
        </text:list-item>
        <text:list-item>
          <text:p text:style-name="P16">Imprimir</text:p>
        </text:list-item>
        <text:list-item>
          <text:p text:style-name="P16">Integración</text:p>
        </text:list-item>
        <text:list-item>
          <text:p text:style-name="P16">Controlador</text:p>
          <text:p text:style-name="P16"/>
        </text:list-item>
      </text:list>
      <text:p text:style-name="P5">1 Diciembre:</text:p>
      <text:p text:style-name="P3"/>
      <text:list xml:id="list328504407" text:style-name="L6">
        <text:list-item>
          <text:p text:style-name="P17">Pruebas</text:p>
        </text:list-item>
        <text:list-item>
          <text:p text:style-name="P17">Preentrega</text:p>
        </text:list-item>
      </text:list>
      <text:p text:style-name="P3"/>
      <text:p text:style-name="P5">8 Diciembre:</text:p>
      <text:p text:style-name="P3"/>
      <text:list xml:id="list936048574" text:style-name="L7">
        <text:list-item>
          <text:p text:style-name="P18">Bugs</text:p>
        </text:list-item>
        <text:list-item>
          <text:p text:style-name="P18">Instalador</text:p>
        </text:list-item>
        <text:list-item>
          <text:p text:style-name="P18">Documentación</text:p>
          <text:p text:style-name="P18"/>
        </text:list-item>
      </text:list>
      <text:p text:style-name="P5">15 Diciembre:</text:p>
      <text:p text:style-name="P3"/>
      <text:list xml:id="list109946255" text:style-name="L8">
        <text:list-item>
          <text:p text:style-name="P19">Entrega Final</text:p>
        </text:list-item>
      </text:list>
      <text:p text:style-name="P3"/>
      <text:p text:style-name="P3"/>
      <text:p text:style-name="P2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</text:p>
      <text:p text:style-name="P4"/>
      <text:p text:style-name="P4"/>
      <text:p text:style-name="P24">División De Tareas</text:p>
      <text:p text:style-name="P21"/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7"/>
          </table:table-cell>
          <table:table-cell table:style-name="Tabla1.A1" office:value-type="string">
            <text:p text:style-name="P7">Juan Monetti</text:p>
          </table:table-cell>
          <table:table-cell table:style-name="Tabla1.A1" office:value-type="string">
            <text:p text:style-name="P7">Giovanni Opromolla</text:p>
          </table:table-cell>
          <table:table-cell table:style-name="Tabla1.D1" office:value-type="string">
            <text:p text:style-name="P7">Diego Saez</text:p>
          </table:table-cell>
        </table:table-row>
        <table:table-row>
          <table:table-cell table:style-name="Tabla1.A2" office:value-type="string">
            <text:p text:style-name="P7">Circuito</text:p>
          </table:table-cell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7"/>
          </table:table-cell>
          <table:table-cell table:style-name="Tabla1.D2" office:value-type="string">
            <text:p text:style-name="P7">X</text:p>
          </table:table-cell>
        </table:table-row>
        <table:table-row>
          <table:table-cell table:style-name="Tabla1.A2" office:value-type="string">
            <text:p text:style-name="P7">Vista</text:p>
          </table:table-cell>
          <table:table-cell table:style-name="Tabla1.A2" office:value-type="string">
            <text:p text:style-name="P7">X</text:p>
          </table:table-cell>
          <table:table-cell table:style-name="Tabla1.A2" office:value-type="string">
            <text:p text:style-name="P7"/>
          </table:table-cell>
          <table:table-cell table:style-name="Tabla1.D2" office:value-type="string">
            <text:p text:style-name="P7"/>
          </table:table-cell>
        </table:table-row>
        <table:table-row>
          <table:table-cell table:style-name="Tabla1.A2" office:value-type="string">
            <text:p text:style-name="P7">Persistencia</text:p>
          </table:table-cell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7">X</text:p>
          </table:table-cell>
          <table:table-cell table:style-name="Tabla1.D2" office:value-type="string">
            <text:p text:style-name="P7"/>
          </table:table-cell>
        </table:table-row>
        <table:table-row>
          <table:table-cell table:style-name="Tabla1.A2" office:value-type="string">
            <text:p text:style-name="P7">Controlador</text:p>
          </table:table-cell>
          <table:table-cell table:style-name="Tabla1.A2" office:value-type="string">
            <text:p text:style-name="P7">X</text:p>
          </table:table-cell>
          <table:table-cell table:style-name="Tabla1.A2" office:value-type="string">
            <text:p text:style-name="P7"/>
          </table:table-cell>
          <table:table-cell table:style-name="Tabla1.D2" office:value-type="string">
            <text:p text:style-name="P7"/>
          </table:table-cell>
        </table:table-row>
        <table:table-row>
          <table:table-cell table:style-name="Tabla1.A2" office:value-type="string">
            <text:p text:style-name="P7">SOAP</text:p>
          </table:table-cell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7">X</text:p>
          </table:table-cell>
          <table:table-cell table:style-name="Tabla1.D2" office:value-type="string">
            <text:p text:style-name="P7"/>
          </table:table-cell>
        </table:table-row>
        <table:table-row>
          <table:table-cell table:style-name="Tabla1.A2" office:value-type="string">
            <text:p text:style-name="P7">Simulación</text:p>
          </table:table-cell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7"/>
          </table:table-cell>
          <table:table-cell table:style-name="Tabla1.D2" office:value-type="string">
            <text:p text:style-name="P7">X</text:p>
          </table:table-cell>
        </table:table-row>
        <table:table-row>
          <table:table-cell table:style-name="Tabla1.A2" office:value-type="string">
            <text:p text:style-name="P7">Modelo Cliente</text:p>
          </table:table-cell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7"/>
          </table:table-cell>
          <table:table-cell table:style-name="Tabla1.D2" office:value-type="string">
            <text:p text:style-name="P7">X</text:p>
          </table:table-cell>
        </table:table-row>
        <table:table-row>
          <table:table-cell table:style-name="Tabla1.A2" office:value-type="string">
            <text:p text:style-name="P7">Servidor</text:p>
          </table:table-cell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7">X</text:p>
          </table:table-cell>
          <table:table-cell table:style-name="Tabla1.D2" office:value-type="string">
            <text:p text:style-name="P7"/>
          </table:table-cell>
        </table:table-row>
        <table:table-row>
          <table:table-cell table:style-name="Tabla1.A2" office:value-type="string">
            <text:p text:style-name="P7">Integración</text:p>
          </table:table-cell>
          <table:table-cell table:style-name="Tabla1.A2" office:value-type="string">
            <text:p text:style-name="P7">X</text:p>
          </table:table-cell>
          <table:table-cell table:style-name="Tabla1.A2" office:value-type="string">
            <text:p text:style-name="P7">X</text:p>
          </table:table-cell>
          <table:table-cell table:style-name="Tabla1.D2" office:value-type="string">
            <text:p text:style-name="P7">X</text:p>
          </table:table-cell>
        </table:table-row>
        <table:table-row>
          <table:table-cell table:style-name="Tabla1.A2" office:value-type="string">
            <text:p text:style-name="P7">Documentación</text:p>
          </table:table-cell>
          <table:table-cell table:style-name="Tabla1.A2" office:value-type="string">
            <text:p text:style-name="P7">X</text:p>
          </table:table-cell>
          <table:table-cell table:style-name="Tabla1.A2" office:value-type="string">
            <text:p text:style-name="P7">X</text:p>
          </table:table-cell>
          <table:table-cell table:style-name="Tabla1.D2" office:value-type="string">
            <text:p text:style-name="P7">X</text:p>
          </table:table-cell>
        </table:table-row>
        <table:table-row>
          <table:table-cell table:style-name="Tabla1.A2" office:value-type="string">
            <text:p text:style-name="P7">Pruebas</text:p>
          </table:table-cell>
          <table:table-cell table:style-name="Tabla1.A2" office:value-type="string">
            <text:p text:style-name="P7">X</text:p>
          </table:table-cell>
          <table:table-cell table:style-name="Tabla1.A2" office:value-type="string">
            <text:p text:style-name="P7">X</text:p>
          </table:table-cell>
          <table:table-cell table:style-name="Tabla1.D2" office:value-type="string">
            <text:p text:style-name="P7">X</text:p>
          </table:table-cell>
        </table:table-row>
      </table:table>
      <text:p text:style-name="P20"/>
      <text:p text:style-name="P20"/>
      <text:p text:style-name="P24"><text:soft-page-break/>Reporte De Avance</text:p>
      <text:p text:style-name="P25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>Conclusión</text:p>
      <text:p text:style-name="P22"><text:span text:style-name="T1"><text:tab/>A modo de conclusión, podemos destacar la importancia que tubo el proyecto para poder poner en práctica los conocimientos adquiridos hasta el momento en el curso, como programación concurrente , conceptos de comunicación e interfaces gráficas.</text:span></text:p>
      <text:p text:style-name="P22"><text:span text:style-name="T1"><text:tab/>Otro aspecto importante, fue la modalidad de trabajo para la construcción de la aplicación. En la cual nos encontramos con un cronograma recortado debido a la reorganización del grupo de trabajo. Pero gracias a un buen planteamiento de fechas cortas con objetivos concretos, y la buena comunicación y entendimiento que tubo el grupo, pudimos llegar a separar tareas individuales pero de fácil integración, que fue lo que nos permitió llegar a concluir el trabajo.</text:span></text:p>
      <text:p text:style-name="P22"><text:span text:style-name="T1"><text:tab/>Por ultimo, a lo largo del proyecto, fuimos adaptando las ideas que en un principio habíamos planteado, por ejemplo en lo que tiene que ver a la parte gráfica, partimos de la base de la idea principal y la fuimos cambiando de acuerdo a los resultados que obteníamos por pantalla y las facilidades que la biblioteca nos otorgaba.</text:span></text:p>
      <text:p text:style-name="P2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VKHCOH+Helvetica" svg:font-family="VKHCOH+Helvetica"/>
    <style:font-face style:name="BHMFHJ+ArialMT" svg:font-family="BHMFHJ+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 style:default-outline-level="1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Numbering_20_Symbols" text:master-page-name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10T20:44:20</meta:creation-date>
    <dc:date>2009-12-13T18:11:09</dc:date>
    <meta:editing-duration>PT06H52M51S</meta:editing-duration>
    <meta:editing-cycles>15</meta:editing-cycles>
    <meta:generator>OpenOffice.org/3.0$Unix OpenOffice.org_project/300m15$Build-9379</meta:generator>
    <meta:document-statistic meta:table-count="1" meta:image-count="0" meta:object-count="0" meta:page-count="6" meta:paragraph-count="77" meta:word-count="313" meta:character-count="1838"/>
    <meta:user-defined meta:name="Información 1"/>
    <meta:user-defined meta:name="Información 2"/>
    <meta:user-defined meta:name="Información 3"/>
    <meta:user-defined meta:name="Información 4"/>
  </office:meta>
</office:document-meta>
</file>